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Heading" style:family="paragraph">
      <style:text-properties style:font-name="Times New Roman"/>
    </style:style>
    <style:style style:name="P16" style:parent-style-name="TOCHeading" style:family="paragraph">
      <style:text-properties style:font-name="Times New Roman"/>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style>
    <style:style style:name="T19" style:parent-style-name="DefaultParagraphFont" style:family="text">
      <style:text-properties style:font-name="Times New Roman"/>
    </style:style>
    <style:style style:name="P20"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21" style:parent-style-name="Hyperlink" style:family="text">
      <style:text-properties style:font-name="Times New Roman"/>
    </style:style>
    <style:style style:name="T22" style:parent-style-name="DefaultParagraphFont" style:family="text">
      <style:text-properties style:font-name="Times New Roman" style:font-name-asian="Times New Roman"/>
    </style:style>
    <style:style style:name="T23" style:parent-style-name="Hyperlink" style:family="text">
      <style:text-properties style:font-name="Times New Roman"/>
    </style:style>
    <style:style style:name="T24" style:parent-style-name="DefaultParagraphFont" style:family="text">
      <style:text-properties style:font-name="Times New Roman"/>
    </style:style>
    <style:style style:name="P2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26" style:parent-style-name="Hyperlink" style:family="text">
      <style:text-properties style:font-name="Times New Roman"/>
    </style:style>
    <style:style style:name="T27" style:parent-style-name="DefaultParagraphFont" style:family="text">
      <style:text-properties style:font-name="Times New Roman" style:font-name-asian="Times New Roman"/>
    </style:style>
    <style:style style:name="T28" style:parent-style-name="Hyperlink" style:family="text">
      <style:text-properties style:font-name="Times New Roman"/>
    </style:style>
    <style:style style:name="T29" style:parent-style-name="DefaultParagraphFont" style:family="text">
      <style:text-properties style:font-name="Times New Roman"/>
    </style:style>
    <style:style style:name="P3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31" style:parent-style-name="Hyperlink" style:family="text">
      <style:text-properties style:font-name="Times New Roman"/>
    </style:style>
    <style:style style:name="T32" style:parent-style-name="DefaultParagraphFont" style:family="text">
      <style:text-properties style:font-name="Times New Roman" style:font-name-asian="Times New Roman"/>
    </style:style>
    <style:style style:name="T33" style:parent-style-name="Hyperlink" style:family="text">
      <style:text-properties style:font-name="Times New Roman"/>
    </style:style>
    <style:style style:name="T34" style:parent-style-name="DefaultParagraphFont" style:family="text">
      <style:text-properties style:font-name="Times New Roman"/>
    </style:style>
    <style:style style:name="P3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36" style:parent-style-name="Hyperlink" style:family="text">
      <style:text-properties style:font-name="Times New Roman"/>
    </style:style>
    <style:style style:name="T37" style:parent-style-name="DefaultParagraphFont" style:family="text">
      <style:text-properties style:font-name="Times New Roman" style:font-name-asian="Times New Roman"/>
    </style:style>
    <style:style style:name="T38" style:parent-style-name="Hyperlink" style:family="text">
      <style:text-properties style:font-name="Times New Roman"/>
    </style:style>
    <style:style style:name="T39" style:parent-style-name="DefaultParagraphFont" style:family="text">
      <style:text-properties style:font-name="Times New Roman"/>
    </style:style>
    <style:style style:name="P4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41" style:parent-style-name="Hyperlink" style:family="text">
      <style:text-properties style:font-name="Times New Roman"/>
    </style:style>
    <style:style style:name="T42" style:parent-style-name="DefaultParagraphFont" style:family="text">
      <style:text-properties style:font-name="Times New Roman" style:font-name-asian="Times New Roman"/>
    </style:style>
    <style:style style:name="T43" style:parent-style-name="Hyperlink" style:family="text">
      <style:text-properties style:font-name="Times New Roman"/>
    </style:style>
    <style:style style:name="T44" style:parent-style-name="DefaultParagraphFont" style:family="text">
      <style:text-properties style:font-name="Times New Roman"/>
    </style:style>
    <style:style style:name="P45" style:parent-style-name="TOC3" style:family="paragraph">
      <style:paragraph-properties>
        <style:tab-stops>
          <style:tab-stop style:type="right" style:leader-style="dotted" style:leader-text="." style:position="7.1597in"/>
        </style:tab-stops>
      </style:paragraph-properties>
    </style:style>
    <style:style style:name="T46" style:parent-style-name="Hyperlink" style:family="text">
      <style:text-properties style:font-name="Times New Roman"/>
    </style:style>
    <style:style style:name="T47" style:parent-style-name="DefaultParagraphFont" style:family="text">
      <style:text-properties style:font-name="Times New Roman"/>
    </style:style>
    <style:style style:name="P48" style:parent-style-name="TOC3" style:family="paragraph">
      <style:paragraph-properties>
        <style:tab-stops>
          <style:tab-stop style:type="right" style:leader-style="dotted" style:leader-text="." style:position="7.1597in"/>
        </style:tab-stops>
      </style:paragraph-properties>
    </style:style>
    <style:style style:name="T49" style:parent-style-name="Hyperlink" style:family="text">
      <style:text-properties style:font-name="Times New Roman"/>
    </style:style>
    <style:style style:name="T50" style:parent-style-name="DefaultParagraphFont" style:family="text">
      <style:text-properties style:font-name="Times New Roman"/>
    </style:style>
    <style:style style:name="P51" style:parent-style-name="TOC3" style:family="paragraph">
      <style:paragraph-properties>
        <style:tab-stops>
          <style:tab-stop style:type="right" style:leader-style="dotted" style:leader-text="." style:position="7.1597in"/>
        </style:tab-stops>
      </style:paragraph-properties>
    </style:style>
    <style:style style:name="T52" style:parent-style-name="Hyperlink" style:family="text">
      <style:text-properties style:font-name="Times New Roman"/>
    </style:style>
    <style:style style:name="T53" style:parent-style-name="DefaultParagraphFont" style:family="text">
      <style:text-properties style:font-name="Times New Roman"/>
    </style:style>
    <style:style style:name="P54"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55" style:parent-style-name="Hyperlink" style:family="text">
      <style:text-properties style:font-name="Times New Roman"/>
    </style:style>
    <style:style style:name="T56" style:parent-style-name="DefaultParagraphFont" style:family="text">
      <style:text-properties style:font-name="Times New Roman" style:font-name-asian="Times New Roman"/>
    </style:style>
    <style:style style:name="T57" style:parent-style-name="Hyperlink" style:family="text">
      <style:text-properties style:font-name="Times New Roman"/>
    </style:style>
    <style:style style:name="T58" style:parent-style-name="DefaultParagraphFont" style:family="text">
      <style:text-properties style:font-name="Times New Roman"/>
    </style:style>
    <style:style style:name="P59"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60" style:parent-style-name="Hyperlink" style:family="text">
      <style:text-properties style:font-name="Times New Roman"/>
    </style:style>
    <style:style style:name="T61" style:parent-style-name="DefaultParagraphFont" style:family="text">
      <style:text-properties style:font-name="Times New Roman" style:font-name-asian="Times New Roman"/>
    </style:style>
    <style:style style:name="T62" style:parent-style-name="Hyperlink" style:family="text">
      <style:text-properties style:font-name="Times New Roman"/>
    </style:style>
    <style:style style:name="T63" style:parent-style-name="DefaultParagraphFont" style:family="text">
      <style:text-properties style:font-name="Times New Roman"/>
    </style:style>
    <style:style style:name="P64"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65" style:parent-style-name="Hyperlink" style:family="text">
      <style:text-properties style:font-name="Times New Roman"/>
    </style:style>
    <style:style style:name="T66" style:parent-style-name="DefaultParagraphFont" style:family="text">
      <style:text-properties style:font-name="Times New Roman" style:font-name-asian="Times New Roman"/>
    </style:style>
    <style:style style:name="T67" style:parent-style-name="Hyperlink" style:family="text">
      <style:text-properties style:font-name="Times New Roman"/>
    </style:style>
    <style:style style:name="T68" style:parent-style-name="DefaultParagraphFont" style:family="text">
      <style:text-properties style:font-name="Times New Roman"/>
    </style:style>
    <style:style style:name="P69"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70" style:parent-style-name="Hyperlink" style:family="text">
      <style:text-properties style:font-name="Times New Roman"/>
    </style:style>
    <style:style style:name="T71" style:parent-style-name="DefaultParagraphFont" style:family="text">
      <style:text-properties style:font-name="Times New Roman" style:font-name-asian="Times New Roman"/>
    </style:style>
    <style:style style:name="T72" style:parent-style-name="Hyperlink" style:family="text">
      <style:text-properties style:font-name="Times New Roman"/>
    </style:style>
    <style:style style:name="T73" style:parent-style-name="DefaultParagraphFont" style:family="text">
      <style:text-properties style:font-name="Times New Roman"/>
    </style:style>
    <style:style style:name="P74"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75" style:parent-style-name="Hyperlink" style:family="text">
      <style:text-properties style:font-name="Times New Roman"/>
    </style:style>
    <style:style style:name="T76" style:parent-style-name="DefaultParagraphFont" style:family="text">
      <style:text-properties style:font-name="Times New Roman" style:font-name-asian="Times New Roman"/>
    </style:style>
    <style:style style:name="T77" style:parent-style-name="Hyperlink" style:family="text">
      <style:text-properties style:font-name="Times New Roman"/>
    </style:style>
    <style:style style:name="T78" style:parent-style-name="DefaultParagraphFont" style:family="text">
      <style:text-properties style:font-name="Times New Roman"/>
    </style:style>
    <style:style style:name="P79"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80" style:parent-style-name="Hyperlink" style:family="text">
      <style:text-properties style:font-name="Times New Roman"/>
    </style:style>
    <style:style style:name="T81" style:parent-style-name="DefaultParagraphFont" style:family="text">
      <style:text-properties style:font-name="Times New Roman" style:font-name-asian="Times New Roman"/>
    </style:style>
    <style:style style:name="T82" style:parent-style-name="Hyperlink" style:family="text">
      <style:text-properties style:font-name="Times New Roman"/>
    </style:style>
    <style:style style:name="T83" style:parent-style-name="DefaultParagraphFont" style:family="text">
      <style:text-properties style:font-name="Times New Roman"/>
    </style:style>
    <style:style style:name="P84"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85" style:parent-style-name="Hyperlink" style:family="text">
      <style:text-properties style:font-name="Times New Roman"/>
    </style:style>
    <style:style style:name="T86" style:parent-style-name="DefaultParagraphFont" style:family="text">
      <style:text-properties style:font-name="Times New Roman" style:font-name-asian="Times New Roman"/>
    </style:style>
    <style:style style:name="T87" style:parent-style-name="Hyperlink" style:family="text">
      <style:text-properties style:font-name="Times New Roman"/>
    </style:style>
    <style:style style:name="T88" style:parent-style-name="DefaultParagraphFont" style:family="text">
      <style:text-properties style:font-name="Times New Roman"/>
    </style:style>
    <style:style style:name="P89"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90" style:parent-style-name="Hyperlink" style:family="text">
      <style:text-properties style:font-name="Times New Roman"/>
    </style:style>
    <style:style style:name="T91" style:parent-style-name="DefaultParagraphFont" style:family="text">
      <style:text-properties style:font-name="Times New Roman" style:font-name-asian="Times New Roman"/>
    </style:style>
    <style:style style:name="T92" style:parent-style-name="Hyperlink" style:family="text">
      <style:text-properties style:font-name="Times New Roman"/>
    </style:style>
    <style:style style:name="T93" style:parent-style-name="DefaultParagraphFont" style:family="text">
      <style:text-properties style:font-name="Times New Roman"/>
    </style:style>
    <style:style style:name="P94"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95" style:parent-style-name="Hyperlink" style:family="text">
      <style:text-properties style:font-name="Times New Roman"/>
    </style:style>
    <style:style style:name="T96" style:parent-style-name="DefaultParagraphFont" style:family="text">
      <style:text-properties style:font-name="Times New Roman" style:font-name-asian="Times New Roman"/>
    </style:style>
    <style:style style:name="T97" style:parent-style-name="Hyperlink" style:family="text">
      <style:text-properties style:font-name="Times New Roman"/>
    </style:style>
    <style:style style:name="T98" style:parent-style-name="DefaultParagraphFont" style:family="text">
      <style:text-properties style:font-name="Times New Roman"/>
    </style:style>
    <style:style style:name="P99"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100" style:parent-style-name="Hyperlink" style:family="text">
      <style:text-properties style:font-name="Times New Roman"/>
    </style:style>
    <style:style style:name="T101" style:parent-style-name="DefaultParagraphFont" style:family="text">
      <style:text-properties style:font-name="Times New Roman" style:font-name-asian="Times New Roman"/>
    </style:style>
    <style:style style:name="T102" style:parent-style-name="Hyperlink" style:family="text">
      <style:text-properties style:font-name="Times New Roman"/>
    </style:style>
    <style:style style:name="T103" style:parent-style-name="DefaultParagraphFont" style:family="text">
      <style:text-properties style:font-name="Times New Roman"/>
    </style:style>
    <style:style style:name="P104"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105" style:parent-style-name="Hyperlink" style:family="text">
      <style:text-properties style:font-name="Times New Roman"/>
    </style:style>
    <style:style style:name="T106" style:parent-style-name="DefaultParagraphFont" style:family="text">
      <style:text-properties style:font-name="Times New Roman" style:font-name-asian="Times New Roman"/>
    </style:style>
    <style:style style:name="T107" style:parent-style-name="Hyperlink" style:family="text">
      <style:text-properties style:font-name="Times New Roman"/>
    </style:style>
    <style:style style:name="T108" style:parent-style-name="DefaultParagraphFont" style:family="text">
      <style:text-properties style:font-name="Times New Roman"/>
    </style:style>
    <style:style style:name="P109"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110" style:parent-style-name="Hyperlink" style:family="text">
      <style:text-properties style:font-name="Times New Roman"/>
    </style:style>
    <style:style style:name="T111" style:parent-style-name="DefaultParagraphFont" style:family="text">
      <style:text-properties style:font-name="Times New Roman" style:font-name-asian="Times New Roman"/>
    </style:style>
    <style:style style:name="T112" style:parent-style-name="Hyperlink" style:family="text">
      <style:text-properties style:font-name="Times New Roman"/>
    </style:style>
    <style:style style:name="T113" style:parent-style-name="DefaultParagraphFont" style:family="text">
      <style:text-properties style:font-name="Times New Roman"/>
    </style:style>
    <style:style style:name="P114"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115" style:parent-style-name="Hyperlink" style:family="text">
      <style:text-properties style:font-name="Times New Roman"/>
    </style:style>
    <style:style style:name="T116" style:parent-style-name="DefaultParagraphFont" style:family="text">
      <style:text-properties style:font-name="Times New Roman" style:font-name-asian="Times New Roman"/>
    </style:style>
    <style:style style:name="T117" style:parent-style-name="Hyperlink" style:family="text">
      <style:text-properties style:font-name="Times New Roman"/>
    </style:style>
    <style:style style:name="T118" style:parent-style-name="DefaultParagraphFont" style:family="text">
      <style:text-properties style:font-name="Times New Roman"/>
    </style:style>
    <style:style style:name="P119" style:parent-style-name="TOCHeading" style:family="paragraph">
      <style:text-properties style:font-name="Times New Roman"/>
    </style:style>
    <style:style style:name="P120" style:parent-style-name="Normal" style:family="paragraph">
      <style:paragraph-properties fo:break-before="page"/>
      <style:text-properties style:font-name="Times New Roman"/>
    </style:style>
    <style:style style:name="P121" style:parent-style-name="Heading1" style:list-style-name="LFO1" style:family="paragraph">
      <style:text-properties style:font-name="Times New Roman"/>
    </style:style>
    <style:style style:name="P122" style:parent-style-name="Heading2" style:list-style-name="LFO1" style:family="paragraph">
      <style:text-properties style:font-name="Times New Roman"/>
    </style:style>
    <style:style style:name="P123" style:parent-style-name="Normal" style:family="paragraph">
      <style:paragraph-properties fo:margin-top="0.0694in" fo:margin-bottom="0.0694in" fo:line-height="100%"/>
      <style:text-properties fo:hyphenate="true"/>
    </style:style>
    <style:style style:name="T124" style:parent-style-name="DefaultParagraphFont" style:family="text">
      <style:text-properties style:font-name="Times New Roman" style:font-name-asian="Times New Roman" style:letter-kerning="false"/>
    </style:style>
    <style:style style:name="T125" style:parent-style-name="DefaultParagraphFont" style:family="text">
      <style:text-properties style:font-name="Times New Roman" style:font-name-asian="Times New Roman" style:letter-kerning="false"/>
    </style:style>
    <style:style style:name="T126" style:parent-style-name="DefaultParagraphFont" style:family="text">
      <style:text-properties style:font-name="Times New Roman" style:font-name-asian="Times New Roman" fo:font-weight="bold" style:font-weight-asian="bold" style:font-weight-complex="bold" style:letter-kerning="false"/>
    </style:style>
    <style:style style:name="T127" style:parent-style-name="DefaultParagraphFont" style:family="text">
      <style:text-properties style:font-name="Times New Roman" style:font-name-asian="Times New Roman" style:letter-kerning="false"/>
    </style:style>
    <style:style style:name="T128" style:parent-style-name="DefaultParagraphFont" style:family="text">
      <style:text-properties style:font-name="Times New Roman" style:font-name-asian="Times New Roman" fo:font-weight="bold" style:font-weight-asian="bold" style:font-weight-complex="bold" style:letter-kerning="false"/>
    </style:style>
    <style:style style:name="T129" style:parent-style-name="DefaultParagraphFont" style:family="text">
      <style:text-properties style:font-name="Times New Roman" style:font-name-asian="Times New Roman" style:letter-kerning="false"/>
    </style:style>
    <style:style style:name="P130" style:parent-style-name="Heading2" style:list-style-name="LFO1" style:family="paragraph">
      <style:text-properties style:font-name="Times New Roman"/>
    </style:style>
    <style:style style:name="P131"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132" style:parent-style-name="Heading2" style:list-style-name="LFO1" style:family="paragraph">
      <style:text-properties style:font-name="Times New Roman"/>
    </style:style>
    <style:style style:name="P133" style:parent-style-name="Normal" style:family="paragraph">
      <style:text-properties style:font-name="Times New Roman"/>
    </style:style>
    <style:style style:name="P134" style:parent-style-name="Normal" style:family="paragraph">
      <style:text-properties style:font-name="Times New Roman"/>
    </style:style>
    <style:style style:name="P135" style:parent-style-name="Normal" style:list-style-name="LFO2" style:family="paragraph">
      <style:text-properties style:font-name="Times New Roman"/>
    </style:style>
    <style:style style:name="P136" style:parent-style-name="Normal" style:list-style-name="LFO2" style:family="paragraph">
      <style:text-properties style:font-name="Times New Roman"/>
    </style:style>
    <style:style style:name="P137" style:parent-style-name="Normal" style:list-style-name="LFO2" style:family="paragraph">
      <style:text-properties style:font-name="Times New Roman"/>
    </style:style>
    <style:style style:name="P138" style:parent-style-name="Normal" style:family="paragraph">
      <style:text-properties style:font-name="Times New Roman"/>
    </style:style>
    <style:style style:name="P139" style:parent-style-name="Heading2" style:list-style-name="LFO1" style:family="paragraph">
      <style:text-properties style:font-name="Times New Roman"/>
    </style:style>
    <style:style style:name="P140" style:parent-style-name="Normal" style:family="paragraph">
      <style:paragraph-properties fo:margin-top="0.0694in" fo:margin-bottom="0.0694in" fo:line-height="100%"/>
      <style:text-properties fo:hyphenate="true"/>
    </style:style>
    <style:style style:name="T141" style:parent-style-name="DefaultParagraphFont" style:family="text">
      <style:text-properties style:font-name="Times New Roman" style:font-name-asian="Times New Roman" style:letter-kerning="false"/>
    </style:style>
    <style:style style:name="T142" style:parent-style-name="DefaultParagraphFont" style:family="text">
      <style:text-properties style:font-name="Times New Roman" style:font-name-asian="Times New Roman" fo:font-weight="bold" style:font-weight-asian="bold" style:font-weight-complex="bold" style:letter-kerning="false"/>
    </style:style>
    <style:style style:name="T143" style:parent-style-name="DefaultParagraphFont" style:family="text">
      <style:text-properties style:font-name="Times New Roman" style:font-name-asian="Times New Roman" style:letter-kerning="false"/>
    </style:style>
    <style:style style:name="P144"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145" style:parent-style-name="Heading3" style:family="paragraph">
      <style:text-properties style:font-name="Times New Roman"/>
    </style:style>
    <style:style style:name="P146" style:parent-style-name="Normal" style:family="paragraph">
      <style:text-properties style:font-name="Times New Roman"/>
    </style:style>
    <style:style style:name="P147" style:parent-style-name="Heading3" style:family="paragraph">
      <style:text-properties style:font-name="Times New Roman"/>
    </style:style>
    <style:style style:name="P148" style:parent-style-name="Heading3" style:family="paragraph">
      <style:text-properties style:font-name="Times New Roman"/>
    </style:style>
    <style:style style:name="P149" style:parent-style-name="Normal" style:family="paragraph">
      <style:text-properties style:font-name="Times New Roman"/>
    </style:style>
    <style:style style:name="P150" style:parent-style-name="Normal" style:family="paragraph">
      <style:text-properties style:font-name="Times New Roman"/>
    </style:style>
    <style:style style:name="P151" style:parent-style-name="Heading2" style:list-style-name="LFO1" style:family="paragraph">
      <style:text-properties style:font-name="Times New Roman"/>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fo:font-weight="bold" style:font-weight-asian="bold" style:font-weight-complex="bold"/>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fo:font-weight="bold" style:font-weight-asian="bold" style:font-weight-complex="bold"/>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fo:font-weight="bold" style:font-weight-asian="bold" style:font-weight-complex="bold"/>
    </style:style>
    <style:style style:name="T158" style:parent-style-name="DefaultParagraphFont" style:family="text">
      <style:text-properties style:font-name="Times New Roman"/>
    </style:style>
    <style:style style:name="P159" style:parent-style-name="Normal" style:family="paragraph">
      <style:text-properties style:font-name="Times New Roman"/>
    </style:style>
    <style:style style:name="P160" style:parent-style-name="Normal" style:list-style-name="LFO3" style:family="paragraph">
      <style:text-properties style:font-name="Times New Roman"/>
    </style:style>
    <style:style style:name="P161" style:parent-style-name="Normal" style:list-style-name="LFO3" style:family="paragraph"/>
    <style:style style:name="T162" style:parent-style-name="DefaultParagraphFont" style:family="text">
      <style:text-properties style:font-name="Times New Roman"/>
    </style:style>
    <style:style style:name="T163" style:parent-style-name="DefaultParagraphFont" style:family="text">
      <style:text-properties style:font-name="Times New Roman" fo:font-weight="bold" style:font-weight-asian="bold" style:font-weight-complex="bold"/>
    </style:style>
    <style:style style:name="T164" style:parent-style-name="DefaultParagraphFont" style:family="text">
      <style:text-properties style:font-name="Times New Roman"/>
    </style:style>
    <style:style style:name="P165" style:parent-style-name="Normal" style:list-style-name="LFO3" style:family="paragraph"/>
    <style:style style:name="T166" style:parent-style-name="DefaultParagraphFont" style:family="text">
      <style:text-properties style:font-name="Times New Roman"/>
    </style:style>
    <style:style style:name="T167" style:parent-style-name="DefaultParagraphFont" style:family="text">
      <style:text-properties style:font-name="Times New Roman" fo:font-weight="bold" style:font-weight-asian="bold" style:font-weight-complex="bold"/>
    </style:style>
    <style:style style:name="T168" style:parent-style-name="DefaultParagraphFont" style:family="text">
      <style:text-properties style:font-name="Times New Roman"/>
    </style:style>
    <style:style style:name="P169" style:parent-style-name="Normal" style:list-style-name="LFO3" style:family="paragraph"/>
    <style:style style:name="T170" style:parent-style-name="DefaultParagraphFont" style:family="text">
      <style:text-properties style:font-name="Times New Roman"/>
    </style:style>
    <style:style style:name="T171" style:parent-style-name="DefaultParagraphFont" style:family="text">
      <style:text-properties style:font-name="Times New Roman" fo:font-weight="bold" style:font-weight-asian="bold" style:font-weight-complex="bold"/>
    </style:style>
    <style:style style:name="T172" style:parent-style-name="DefaultParagraphFont" style:family="text">
      <style:text-properties style:font-name="Times New Roman"/>
    </style:style>
    <style:style style:name="T173" style:parent-style-name="DefaultParagraphFont" style:family="text">
      <style:text-properties style:font-name="Times New Roman"/>
    </style:style>
    <style:style style:name="T174" style:parent-style-name="DefaultParagraphFont" style:family="text">
      <style:text-properties style:font-name="Times New Roman" fo:font-weight="bold" style:font-weight-asian="bold" style:font-weight-complex="bold"/>
    </style:style>
    <style:style style:name="T175" style:parent-style-name="DefaultParagraphFont" style:family="text">
      <style:text-properties style:font-name="Times New Roman"/>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fo:font-weight="bold" style:font-weight-asian="bold" style:font-weight-complex="bold"/>
    </style:style>
    <style:style style:name="T178" style:parent-style-name="DefaultParagraphFont" style:family="text">
      <style:text-properties style:font-name="Times New Roman"/>
    </style:style>
    <style:style style:name="P179" style:parent-style-name="Normal" style:list-style-name="LFO4" style:family="paragraph">
      <style:text-properties style:font-name="Times New Roman"/>
    </style:style>
    <style:style style:name="P180" style:parent-style-name="Normal" style:list-style-name="LFO4" style:family="paragraph">
      <style:text-properties style:font-name="Times New Roman"/>
    </style:style>
    <style:style style:name="P181" style:parent-style-name="Normal" style:list-style-name="LFO4" style:family="paragraph">
      <style:text-properties style:font-name="Times New Roman"/>
    </style:style>
    <style:style style:name="P182" style:parent-style-name="Normal" style:list-style-name="LFO4" style:family="paragraph">
      <style:text-properties style:font-name="Times New Roman"/>
    </style:style>
    <style:style style:name="P183" style:parent-style-name="Normal" style:family="paragraph">
      <style:text-properties style:font-name="Times New Roman"/>
    </style:style>
    <style:style style:name="P184" style:parent-style-name="Heading1" style:list-style-name="LFO1" style:family="paragraph">
      <style:text-properties style:font-name="Times New Roman"/>
    </style:style>
    <style:style style:name="T185" style:parent-style-name="DefaultParagraphFont" style:family="text">
      <style:text-properties fo:font-weight="bold" style:font-weight-asian="bold" style:font-weight-complex="bold"/>
    </style:style>
    <style:style style:name="P186" style:parent-style-name="Heading1" style:list-style-name="LFO1" style:family="paragraph">
      <style:text-properties style:font-name="Times New Roman"/>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fo:font-weight="bold" style:font-weight-asian="bold" style:font-weight-complex="bold"/>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style>
    <style:style style:name="T191" style:parent-style-name="DefaultParagraphFont" style:family="text">
      <style:text-properties style:font-name="Times New Roman" fo:font-weight="bold" style:font-weight-asian="bold" style:font-weight-complex="bold"/>
    </style:style>
    <style:style style:name="T192" style:parent-style-name="DefaultParagraphFont" style:family="text">
      <style:text-properties style:font-name="Times New Roman"/>
    </style:style>
    <style:style style:name="P193" style:parent-style-name="ListParagraph" style:list-style-name="LFO4" style:family="paragraph">
      <style:text-properties style:font-name="Times New Roman"/>
    </style:style>
    <style:style style:name="P194" style:parent-style-name="ListParagraph" style:list-style-name="LFO4" style:family="paragraph">
      <style:text-properties style:font-name="Times New Roman"/>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fo:font-weight="bold" style:font-weight-asian="bold" style:font-weight-complex="bold"/>
    </style:style>
    <style:style style:name="T197" style:parent-style-name="DefaultParagraphFont" style:family="text">
      <style:text-properties style:font-name="Times New Roman"/>
    </style:style>
    <style:style style:name="P198" style:parent-style-name="Normal" style:family="paragraph">
      <style:text-properties style:font-name="Times New Roman"/>
    </style:style>
    <style:style style:name="P199" style:parent-style-name="Normal" style:list-style-name="LFO5" style:family="paragraph">
      <style:text-properties style:font-name="Times New Roman"/>
    </style:style>
    <style:style style:name="P200" style:parent-style-name="Normal" style:list-style-name="LFO5" style:family="paragraph">
      <style:text-properties style:font-name="Times New Roman"/>
    </style:style>
    <style:style style:name="P201" style:parent-style-name="Normal" style:list-style-name="LFO5" style:family="paragraph">
      <style:text-properties style:font-name="Times New Roman"/>
    </style:style>
    <style:style style:name="P202" style:parent-style-name="Normal" style:family="paragraph">
      <style:text-properties style:font-name="Times New Roman"/>
    </style:style>
    <style:style style:name="P203" style:parent-style-name="Normal" style:list-style-name="LFO6" style:family="paragraph">
      <style:text-properties style:font-name="Times New Roman"/>
    </style:style>
    <style:style style:name="P204" style:parent-style-name="Normal" style:list-style-name="LFO6" style:family="paragraph">
      <style:text-properties style:font-name="Times New Roman"/>
    </style:style>
    <style:style style:name="P205" style:parent-style-name="Normal" style:list-style-name="LFO6" style:family="paragraph">
      <style:text-properties style:font-name="Times New Roman"/>
    </style:style>
    <style:style style:name="P206" style:parent-style-name="Normal" style:list-style-name="LFO6" style:family="paragraph">
      <style:text-properties style:font-name="Times New Roman"/>
    </style:style>
    <style:style style:name="P207" style:parent-style-name="Normal" style:family="paragraph">
      <style:text-properties style:font-name="Times New Roman"/>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fo:font-weight="bold" style:font-weight-asian="bold" style:font-weight-complex="bold"/>
    </style:style>
    <style:style style:name="T210" style:parent-style-name="DefaultParagraphFont" style:family="text">
      <style:text-properties style:font-name="Times New Roman"/>
    </style:style>
    <style:style style:name="P211" style:parent-style-name="Normal" style:family="paragraph">
      <style:text-properties style:font-name="Times New Roman"/>
    </style:style>
    <style:style style:name="P212" style:parent-style-name="Normal" style:family="paragraph">
      <style:text-properties style:font-name="Times New Roman"/>
    </style:style>
    <style:style style:name="P213" style:parent-style-name="Heading1" style:list-style-name="LFO1" style:family="paragraph">
      <style:text-properties style:font-name="Times New Roman"/>
    </style:style>
    <style:style style:name="P214" style:parent-style-name="Normal" style:family="paragraph">
      <style:text-properties style:font-name="Times New Roman"/>
    </style:style>
    <style:style style:name="P215" style:parent-style-name="Heading2" style:list-style-name="LFO1" style:family="paragraph">
      <style:text-properties style:font-name="Times New Roman"/>
    </style:style>
    <style:style style:name="P216" style:parent-style-name="Normal" style:list-style-name="LFO7" style:family="paragraph">
      <style:text-properties style:font-name="Times New Roman"/>
    </style:style>
    <style:style style:name="P217" style:parent-style-name="Normal" style:list-style-name="LFO7" style:family="paragraph">
      <style:text-properties style:font-name="Times New Roman"/>
    </style:style>
    <style:style style:name="P218" style:parent-style-name="Normal" style:list-style-name="LFO7" style:family="paragraph">
      <style:text-properties style:font-name="Times New Roman"/>
    </style:style>
    <style:style style:name="P219" style:parent-style-name="Normal" style:list-style-name="LFO7" style:family="paragraph"/>
    <style:style style:name="T220" style:parent-style-name="DefaultParagraphFont" style:family="text">
      <style:text-properties style:font-name="Times New Roman"/>
    </style:style>
    <style:style style:name="T221" style:parent-style-name="DefaultParagraphFont" style:family="text">
      <style:text-properties style:font-name="Times New Roman" fo:font-weight="bold" style:font-weight-asian="bold" style:font-weight-complex="bold"/>
    </style:style>
    <style:style style:name="P222" style:parent-style-name="Heading2" style:list-style-name="LFO1" style:family="paragraph">
      <style:text-properties style:font-name="Times New Roman"/>
    </style:style>
    <style:style style:name="P223" style:parent-style-name="Normal" style:list-style-name="LFO8" style:family="paragraph">
      <style:text-properties style:font-name="Times New Roman"/>
    </style:style>
    <style:style style:name="P224" style:parent-style-name="Normal" style:list-style-name="LFO8" style:family="paragraph">
      <style:text-properties style:font-name="Times New Roman"/>
    </style:style>
    <style:style style:name="P225" style:parent-style-name="Normal" style:list-style-name="LFO8" style:family="paragraph">
      <style:text-properties style:font-name="Times New Roman"/>
    </style:style>
    <style:style style:name="P226" style:parent-style-name="Heading2" style:list-style-name="LFO1" style:family="paragraph">
      <style:text-properties style:font-name="Times New Roman"/>
    </style:style>
    <style:style style:name="P227" style:parent-style-name="Normal" style:list-style-name="LFO9" style:family="paragraph">
      <style:text-properties style:font-name="Times New Roman"/>
    </style:style>
    <style:style style:name="P228" style:parent-style-name="Normal" style:list-style-name="LFO9" style:family="paragraph">
      <style:text-properties style:font-name="Times New Roman"/>
    </style:style>
    <style:style style:name="P229" style:parent-style-name="Normal" style:list-style-name="LFO9" style:family="paragraph">
      <style:text-properties style:font-name="Times New Roman"/>
    </style:style>
    <style:style style:name="P230" style:parent-style-name="Normal" style:list-style-name="LFO9" style:family="paragraph">
      <style:text-properties style:font-name="Times New Roman"/>
    </style:style>
    <style:style style:name="T231" style:parent-style-name="DefaultParagraphFont" style:family="text">
      <style:text-properties style:font-name="Times New Roman" fo:font-weight="bold" style:font-weight-asian="bold" style:font-weight-complex="bold"/>
    </style:style>
    <style:style style:name="P232" style:parent-style-name="Heading2" style:list-style-name="LFO1" style:family="paragraph">
      <style:text-properties style:font-name="Times New Roman"/>
    </style:style>
    <style:style style:name="P233" style:parent-style-name="Normal" style:list-style-name="LFO10" style:family="paragraph">
      <style:text-properties style:font-name="Times New Roman"/>
    </style:style>
    <style:style style:name="P234" style:parent-style-name="Normal" style:list-style-name="LFO10" style:family="paragraph">
      <style:text-properties style:font-name="Times New Roman"/>
    </style:style>
    <style:style style:name="P235" style:parent-style-name="Normal" style:list-style-name="LFO10" style:family="paragraph">
      <style:text-properties style:font-name="Times New Roman"/>
    </style:style>
    <style:style style:name="P236" style:parent-style-name="Normal" style:family="paragraph">
      <style:text-properties style:font-name="Times New Roman"/>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fo:font-weight="bold" style:font-weight-asian="bold" style:font-weight-complex="bold"/>
    </style:style>
    <style:style style:name="T239" style:parent-style-name="DefaultParagraphFont" style:family="text">
      <style:text-properties style:font-name="Times New Roman"/>
    </style:style>
    <style:style style:name="P240" style:parent-style-name="Heading1" style:list-style-name="LFO1" style:family="paragraph">
      <style:text-properties style:font-name="Times New Roman"/>
    </style:style>
    <style:style style:name="P241" style:parent-style-name="Heading2" style:list-style-name="LFO1" style:family="paragraph">
      <style:text-properties style:font-name="Times New Roman"/>
    </style:style>
    <style:style style:name="P242"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43" style:parent-style-name="Normal" style:family="paragraph">
      <style:paragraph-properties fo:margin-top="0.0694in" fo:margin-bottom="0.0694in" fo:line-height="100%"/>
      <style:text-properties fo:hyphenate="true"/>
    </style:style>
    <style:style style:name="T244" style:parent-style-name="DefaultParagraphFont" style:family="text">
      <style:text-properties style:font-name="Times New Roman" style:font-name-asian="Times New Roman" style:letter-kerning="false"/>
    </style:style>
    <style:style style:name="T245" style:parent-style-name="DefaultParagraphFont" style:family="text">
      <style:text-properties style:font-name="Times New Roman" style:font-name-asian="Times New Roman" fo:font-weight="bold" style:font-weight-asian="bold" style:font-weight-complex="bold" style:letter-kerning="false"/>
    </style:style>
    <style:style style:name="T246" style:parent-style-name="DefaultParagraphFont" style:family="text">
      <style:text-properties style:font-name="Times New Roman" style:font-name-asian="Times New Roman" style:letter-kerning="false"/>
    </style:style>
    <style:style style:name="P247" style:parent-style-name="Heading2" style:list-style-name="LFO1" style:family="paragraph">
      <style:text-properties style:font-name="Times New Roman"/>
    </style:style>
    <style:style style:name="P248"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49" style:parent-style-name="Normal" style:family="paragraph">
      <style:paragraph-properties fo:margin-top="0.0694in" fo:margin-bottom="0.0694in" fo:line-height="100%"/>
      <style:text-properties fo:hyphenate="true"/>
    </style:style>
    <style:style style:name="T250" style:parent-style-name="DefaultParagraphFont" style:family="text">
      <style:text-properties style:font-name="Times New Roman" style:font-name-asian="Times New Roman" style:letter-kerning="false"/>
    </style:style>
    <style:style style:name="T251" style:parent-style-name="DefaultParagraphFont" style:family="text">
      <style:text-properties style:font-name="Times New Roman" style:font-name-asian="Times New Roman" fo:font-weight="bold" style:font-weight-asian="bold" style:font-weight-complex="bold" style:letter-kerning="false"/>
    </style:style>
    <style:style style:name="T252" style:parent-style-name="DefaultParagraphFont" style:family="text">
      <style:text-properties style:font-name="Times New Roman" style:font-name-asian="Times New Roman" style:letter-kerning="false"/>
    </style:style>
    <style:style style:name="P253" style:parent-style-name="Heading2" style:list-style-name="LFO1" style:family="paragraph">
      <style:text-properties style:font-name="Times New Roman"/>
    </style:style>
    <style:style style:name="P254" style:parent-style-name="Normal" style:family="paragraph">
      <style:paragraph-properties fo:margin-top="0.0694in" fo:margin-bottom="0.0694in" fo:line-height="100%"/>
      <style:text-properties fo:hyphenate="true"/>
    </style:style>
    <style:style style:name="T255" style:parent-style-name="DefaultParagraphFont" style:family="text">
      <style:text-properties style:font-name="Times New Roman" style:font-name-asian="Times New Roman" style:letter-kerning="false"/>
    </style:style>
    <style:style style:name="T256" style:parent-style-name="DefaultParagraphFont" style:family="text">
      <style:text-properties style:font-name="Times New Roman" style:font-name-asian="Times New Roman" fo:font-weight="bold" style:font-weight-asian="bold" style:font-weight-complex="bold" style:letter-kerning="false"/>
    </style:style>
    <style:style style:name="T257" style:parent-style-name="DefaultParagraphFont" style:family="text">
      <style:text-properties style:font-name="Times New Roman" style:font-name-asian="Times New Roman" style:letter-kerning="false"/>
    </style:style>
    <style:style style:name="T258" style:parent-style-name="DefaultParagraphFont" style:family="text">
      <style:text-properties style:font-name="Times New Roman" style:font-name-asian="Times New Roman" fo:font-weight="bold" style:font-weight-asian="bold" style:font-weight-complex="bold" style:letter-kerning="false"/>
    </style:style>
    <style:style style:name="T259" style:parent-style-name="DefaultParagraphFont" style:family="text">
      <style:text-properties style:font-name="Times New Roman" style:font-name-asian="Times New Roman" style:letter-kerning="false"/>
    </style:style>
    <style:style style:name="P260"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61"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62"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263" style:parent-style-name="Heading2" style:list-style-name="LFO1" style:family="paragraph">
      <style:text-properties style:font-name="Times New Roman"/>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fo:font-weight="bold" style:font-weight-asian="bold" style:font-weight-complex="bold"/>
    </style:style>
    <style:style style:name="T266" style:parent-style-name="DefaultParagraphFont" style:family="text">
      <style:text-properties style:font-name="Times New Roman"/>
    </style:style>
    <style:style style:name="P267" style:parent-style-name="Normal" style:family="paragraph">
      <style:text-properties style:font-name="Times New Roman"/>
    </style:style>
    <style:style style:name="P268" style:parent-style-name="Normal" style:family="paragraph">
      <style:text-properties style:font-name="Times New Roman"/>
    </style:style>
    <style:style style:name="P269" style:parent-style-name="Normal" style:family="paragraph">
      <style:text-properties style:font-name="Times New Roman"/>
    </style:style>
    <style:style style:name="P270" style:parent-style-name="Normal" style:family="paragraph">
      <style:text-properties style:font-name="Times New Roman"/>
    </style:style>
    <style:style style:name="P271" style:parent-style-name="Normal" style:family="paragraph">
      <style:text-properties style:font-name="Times New Roman"/>
    </style:style>
    <style:style style:name="P272" style:parent-style-name="Normal" style:family="paragraph">
      <style:text-properties style:font-name="Times New Roman"/>
    </style:style>
    <style:style style:name="P273" style:parent-style-name="Normal" style:family="paragraph">
      <style:text-properties style:font-name="Times New Roman"/>
    </style:style>
    <style:style style:name="P274" style:parent-style-name="Normal" style:family="paragraph">
      <style:text-properties style:font-name="Times New Roman"/>
    </style:style>
    <style:style style:name="P275" style:parent-style-name="Normal" style:family="paragraph">
      <style:text-properties style:font-name="Times New Roman"/>
    </style:style>
    <style:style style:name="P276" style:parent-style-name="Normal" style:family="paragraph">
      <style:text-properties style:font-name="Times New Roman"/>
    </style:style>
    <style:style style:name="P277" style:parent-style-name="Normal" style:family="paragraph">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roject Proposal</text:span></text:p><text:p text:style-name="P12"><text:span text:style-name="T13">Early Student Dropout Risk Prediction Using First-Semester Academic Indicators</text:span></text:p></draw:text-box><svg:title/><svg:desc/></draw:frame></text:span></text:p>
      <text:p text:style-name="P14"/>
      <text:h text:style-name="TOCHeading" text:outline-level="1"><text:bookmark-start text:name="_Toc223639940"/></text:h>
      <text:h text:style-name="TOCHeading" text:outline-level="1"/>
      <text:h text:style-name="P15" text:outline-level="1"/>
      <text:h text:style-name="P16" text:outline-level="1">Contents<text:bookmark-end text:name="_Toc22363994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223639940" office:target-frame-name="_top" xlink:show="replace"><text:span text:style-name="T18">Contents</text:span><text:span text:style-name="T19"><text:tab/>1</text:span></text:a></text:p>
          <text:p text:style-name="P20"><text:a xlink:href="#_Toc223639941" office:target-frame-name="_top" xlink:show="replace"><text:span text:style-name="T21">1.</text:span><text:span text:style-name="T22"><text:tab/></text:span><text:span text:style-name="T23">Introduction</text:span><text:span text:style-name="T24"><text:tab/>2</text:span></text:a></text:p>
          <text:p text:style-name="P25"><text:a xlink:href="#_Toc223639942" office:target-frame-name="_top" xlink:show="replace"><text:span text:style-name="T26">1.1.</text:span><text:span text:style-name="T27"><text:tab/></text:span><text:span text:style-name="T28">What ?</text:span><text:span text:style-name="T29"><text:tab/>2</text:span></text:a></text:p>
          <text:p text:style-name="P30"><text:a xlink:href="#_Toc223639943" office:target-frame-name="_top" xlink:show="replace"><text:span text:style-name="T31">1.2.</text:span><text:span text:style-name="T32"><text:tab/></text:span><text:span text:style-name="T33">Why?</text:span><text:span text:style-name="T34"><text:tab/>2</text:span></text:a></text:p>
          <text:p text:style-name="P35"><text:a xlink:href="#_Toc223639944" office:target-frame-name="_top" xlink:show="replace"><text:span text:style-name="T36">1.3.</text:span><text:span text:style-name="T37"><text:tab/></text:span><text:span text:style-name="T38">Who?</text:span><text:span text:style-name="T39"><text:tab/>2</text:span></text:a></text:p>
          <text:p text:style-name="P40"><text:a xlink:href="#_Toc223639945" office:target-frame-name="_top" xlink:show="replace"><text:span text:style-name="T41">1.4.</text:span><text:span text:style-name="T42"><text:tab/></text:span><text:span text:style-name="T43">When ?</text:span><text:span text:style-name="T44"><text:tab/>2</text:span></text:a></text:p>
          <text:p text:style-name="P45"><text:a xlink:href="#_Toc223639946" office:target-frame-name="_top" xlink:show="replace"><text:span text:style-name="T46">Iteration 1 – Baseline Model Development</text:span><text:span text:style-name="T47"><text:tab/>3</text:span></text:a></text:p>
          <text:p text:style-name="P48"><text:a xlink:href="#_Toc223639947" office:target-frame-name="_top" xlink:show="replace"><text:span text:style-name="T49">Iteration 2 – Model Improvement and Comparison</text:span><text:span text:style-name="T50"><text:tab/>3</text:span></text:a></text:p>
          <text:p text:style-name="P51"><text:a xlink:href="#_Toc223639948" office:target-frame-name="_top" xlink:show="replace"><text:span text:style-name="T52">Iteration 3 – Optimization and Threshold Adjustment</text:span><text:span text:style-name="T53"><text:tab/>3</text:span></text:a></text:p>
          <text:p text:style-name="P54"><text:a xlink:href="#_Toc223639949" office:target-frame-name="_top" xlink:show="replace"><text:span text:style-name="T55">1.5.</text:span><text:span text:style-name="T56"><text:tab/></text:span><text:span text:style-name="T57">How ?</text:span><text:span text:style-name="T58"><text:tab/>3</text:span></text:a></text:p>
          <text:p text:style-name="P59"><text:a xlink:href="#_Toc223639950" office:target-frame-name="_top" xlink:show="replace"><text:span text:style-name="T60">2.</text:span><text:span text:style-name="T61"><text:tab/></text:span><text:span text:style-name="T62">Domain Understanding</text:span><text:span text:style-name="T63"><text:tab/>3</text:span></text:a></text:p>
          <text:p text:style-name="P64"><text:a xlink:href="#_Toc223639951" office:target-frame-name="_top" xlink:show="replace"><text:span text:style-name="T65">3.</text:span><text:span text:style-name="T66"><text:tab/></text:span><text:span text:style-name="T67">Analytic Approach</text:span><text:span text:style-name="T68"><text:tab/>4</text:span></text:a></text:p>
          <text:p text:style-name="P69"><text:a xlink:href="#_Toc223639952" office:target-frame-name="_top" xlink:show="replace"><text:span text:style-name="T70">4.</text:span><text:span text:style-name="T71"><text:tab/></text:span><text:span text:style-name="T72">Data Requirements</text:span><text:span text:style-name="T73"><text:tab/>4</text:span></text:a></text:p>
          <text:p text:style-name="P74"><text:a xlink:href="#_Toc223639953" office:target-frame-name="_top" xlink:show="replace"><text:span text:style-name="T75">4.1.</text:span><text:span text:style-name="T76"><text:tab/></text:span><text:span text:style-name="T77">Academic indicators</text:span><text:span text:style-name="T78"><text:tab/>5</text:span></text:a></text:p>
          <text:p text:style-name="P79"><text:a xlink:href="#_Toc223639954" office:target-frame-name="_top" xlink:show="replace"><text:span text:style-name="T80">4.2.</text:span><text:span text:style-name="T81"><text:tab/></text:span><text:span text:style-name="T82">Behavioral indicators</text:span><text:span text:style-name="T83"><text:tab/>5</text:span></text:a></text:p>
          <text:p text:style-name="P84"><text:a xlink:href="#_Toc223639955" office:target-frame-name="_top" xlink:show="replace"><text:span text:style-name="T85">4.3.</text:span><text:span text:style-name="T86"><text:tab/></text:span><text:span text:style-name="T87">Demographic indicators</text:span><text:span text:style-name="T88"><text:tab/>5</text:span></text:a></text:p>
          <text:p text:style-name="P89"><text:a xlink:href="#_Toc223639956" office:target-frame-name="_top" xlink:show="replace"><text:span text:style-name="T90">4.4.</text:span><text:span text:style-name="T91"><text:tab/></text:span><text:span text:style-name="T92">Data quality requirements</text:span><text:span text:style-name="T93"><text:tab/>5</text:span></text:a></text:p>
          <text:p text:style-name="P94"><text:a xlink:href="#_Toc223639957" office:target-frame-name="_top" xlink:show="replace"><text:span text:style-name="T95">5.</text:span><text:span text:style-name="T96"><text:tab/></text:span><text:span text:style-name="T97">Risks and Limitations</text:span><text:span text:style-name="T98"><text:tab/>5</text:span></text:a></text:p>
          <text:p text:style-name="P99"><text:a xlink:href="#_Toc223639958" office:target-frame-name="_top" xlink:show="replace"><text:span text:style-name="T100">5.1.</text:span><text:span text:style-name="T101"><text:tab/></text:span><text:span text:style-name="T102">Data Leakage</text:span><text:span text:style-name="T103"><text:tab/>5</text:span></text:a></text:p>
          <text:p text:style-name="P104"><text:a xlink:href="#_Toc223639959" office:target-frame-name="_top" xlink:show="replace"><text:span text:style-name="T105">5.2.</text:span><text:span text:style-name="T106"><text:tab/></text:span><text:span text:style-name="T107">Class Imbalance</text:span><text:span text:style-name="T108"><text:tab/>6</text:span></text:a></text:p>
          <text:p text:style-name="P109"><text:a xlink:href="#_Toc223639960" office:target-frame-name="_top" xlink:show="replace"><text:span text:style-name="T110">5.3.</text:span><text:span text:style-name="T111"><text:tab/></text:span><text:span text:style-name="T112">Ethical and Fairness Considerations</text:span><text:span text:style-name="T113"><text:tab/>6</text:span></text:a></text:p>
          <text:p text:style-name="P114"><text:a xlink:href="#_Toc223639961" office:target-frame-name="_top" xlink:show="replace"><text:span text:style-name="T115">5.4.</text:span><text:span text:style-name="T116"><text:tab/></text:span><text:span text:style-name="T117">Generalizability</text:span><text:span text:style-name="T118"><text:tab/>6</text:span></text:a></text:p>
        </text:index-body>
      </text:table-of-content>
      <text:p text:style-name="Normal"/>
      <text:p text:style-name="P119"/>
      <text:p text:style-name="P120"/>
      <text:list text:style-name="LFO1" text:continue-numbering="true">
        <text:list-item>
          <text:p text:style-name="P121"><text:bookmark-start text:name="_Toc222760516"/><text:bookmark-start text:name="_Toc223639941"/>Introduction<text:bookmark-end text:name="_Toc222760516"/><text:bookmark-end text:name="_Toc223639941"/></text:p>
        </text:list-item>
      </text:list>
      <text:list text:style-name="LFO1" text:continue-numbering="true">
        <text:list-item>
          <text:list>
            <text:list-item>
              <text:p text:style-name="P122"><text:bookmark-start text:name="_Toc222760517"/><text:bookmark-start text:name="_Toc223639942"/>What ?<text:bookmark-end text:name="_Toc222760517"/><text:bookmark-end text:name="_Toc223639942"/></text:p>
            </text:list-item>
          </text:list>
        </text:list-item>
      </text:list>
      <text:p text:style-name="P123"><text:bookmark-start text:name="_Toc222760518"/><text:span text:style-name="T124">This challenge aims to develop a predictive analytics model that identifies university students who are at risk of dropping out of their academic program. The prediction will be made using admission information and academic indicators collected during the first semester of study.</text:span><text:s/><text:span text:style-name="T125">The model will classify students into two categories:<text:s/></text:span><text:span text:style-name="T126">Dropout</text:span><text:span text:style-name="T127"><text:s/>and<text:s/></text:span><text:span text:style-name="T128">Not Dropout</text:span><text:span text:style-name="T129">. Students labeled as "Not Dropout" include those who remain enrolled or eventually graduate. The objective of the model is to provide an early warning signal that allows academic institutions to detect students who may require additional support. The goal of the model is not to permanently label students, but to assist academic advisors in identifying potential academic risk early enough for meaningful intervention.</text:span></text:p>
      <text:list text:style-name="LFO1" text:continue-numbering="true">
        <text:list-item>
          <text:list>
            <text:list-item>
              <text:p text:style-name="P130"><text:bookmark-start text:name="_Toc223639943"/>Why?<text:bookmark-end text:name="_Toc222760518"/><text:bookmark-end text:name="_Toc223639943"/></text:p>
            </text:list-item>
          </text:list>
        </text:list-item>
      </text:list>
      <text:p text:style-name="P131"><text:bookmark-start text:name="_Toc222760519"/>Student dropout is a major challenge for higher education institutions. Students who leave university early often face financial loss, delayed career development, and reduced educational opportunities. Educational institutions aim to detect academic risk as early as possible to provide support such as tutoring, mentoring, or counseling. By identifying students who are likely to drop out during the early stages of their academic journey, universities can intervene before disengagement becomes irreversible.</text:p>
      <text:list text:style-name="LFO1" text:continue-numbering="true">
        <text:list-item>
          <text:list>
            <text:list-item>
              <text:p text:style-name="P132"><text:bookmark-start text:name="_Toc223639944"/>Who?<text:bookmark-end text:name="_Toc222760519"/><text:bookmark-end text:name="_Toc223639944"/></text:p>
            </text:list-item>
          </text:list>
        </text:list-item>
      </text:list>
      <text:p text:style-name="P133">The primary stakeholder for this challenge is an academic advisor or study counselor within a higher education context. The stakeholder is responsible for monitoring student performance and implementing intervention strategies when necessary.</text:p>
      <text:p text:style-name="P134">The stakeholder will be consulted to:</text:p>
      <text:list text:style-name="LFO2" text:continue-numbering="true">
        <text:list-item>
          <text:p text:style-name="P135">Define minimum acceptable model performance, particularly regarding recall for at-risk students.</text:p>
        </text:list-item>
        <text:list-item>
          <text:p text:style-name="P136">Determine whether the number of flagged students remains operationally manageable.</text:p>
        </text:list-item>
        <text:list-item>
          <text:p text:style-name="P137">Provide insight into practical intervention strategies following identification.</text:p>
        </text:list-item>
      </text:list>
      <text:p text:style-name="P138">The predictive model is intended to support, not replace, human decision-making. It will function as a decision-support tool that assists the stakeholder in identifying students who may require additional academic guidance.</text:p>
      <text:list text:style-name="LFO1" text:continue-numbering="true">
        <text:list-item>
          <text:list>
            <text:list-item>
              <text:p text:style-name="P139"><text:bookmark-start text:name="_Toc222760520"/><text:bookmark-start text:name="_Toc223639945"/>When ?<text:bookmark-end text:name="_Toc222760520"/><text:bookmark-end text:name="_Toc223639945"/></text:p>
            </text:list-item>
          </text:list>
        </text:list-item>
      </text:list>
      <text:p text:style-name="P140"><text:span text:style-name="T141">The prediction will be made after the<text:s/></text:span><text:span text:style-name="T142">first semester</text:span><text:span text:style-name="T143">, when meaningful academic indicators such as course grades, enrollment status, and academic engagement measures become available.</text:span></text:p>
      <text:p text:style-name="P144">These early indicators provide sufficient information to detect patterns associated with student dropout risk while still allowing time for potential academic intervention.</text:p>
      <text:p text:style-name="NormalWeb">The project will be developed in three main iterations:</text:p>
      <text:h text:style-name="P145" text:outline-level="3"><text:bookmark-start text:name="_Toc222760521"/><text:bookmark-start text:name="_Toc223639946"/><text:soft-page-break/>Iteration 1 – Baseline Model Development<text:bookmark-end text:name="_Toc222760521"/><text:bookmark-end text:name="_Toc223639946"/></text:h>
      <text:p text:style-name="P146">A baseline classification model (Logistic Regression) will be developed to establish initial performance benchmarks. Data preprocessing and feature preparation will be completed during this phase.</text:p>
      <text:h text:style-name="P147" text:outline-level="3"><text:bookmark-start text:name="_Toc222760522"/><text:bookmark-start text:name="_Toc223639947"/>Iteration 2 – Model Improvement and Comparison<text:bookmark-end text:name="_Toc222760522"/><text:bookmark-end text:name="_Toc223639947"/></text:h>
      <text:p text:style-name="NormalWeb">Additional classification models such as Random Forest and Gradient Boosting will be implemented and compared. Model performance will be evaluated using recall, precision, F1-score, and accuracy.</text:p>
      <text:h text:style-name="P148" text:outline-level="3"><text:bookmark-start text:name="_Toc222760523"/><text:bookmark-start text:name="_Toc223639948"/>Iteration 3 – Optimization and Threshold Adjustment<text:bookmark-end text:name="_Toc222760523"/><text:bookmark-end text:name="_Toc223639948"/></text:h>
      <text:p text:style-name="P149">The best-performing model will be refined through hyperparameter tuning and possible threshold adjustment to prioritize recall for the dropout class while maintaining operational feasibility.</text:p>
      <text:p text:style-name="P150">The final phase will include model evaluation, interpretation of results, and reflection on stakeholder usability.</text:p>
      <text:list text:style-name="LFO1" text:continue-numbering="true">
        <text:list-item>
          <text:list>
            <text:list-item>
              <text:p text:style-name="P151"><text:bookmark-start text:name="_Toc222760524"/><text:bookmark-start text:name="_Toc223639949"/>How ?<text:bookmark-end text:name="_Toc222760524"/><text:bookmark-end text:name="_Toc223639949"/></text:p>
            </text:list-item>
          </text:list>
        </text:list-item>
      </text:list>
      <text:p text:style-name="Normal"><text:span text:style-name="T152">The final product will be a supervised machine learning<text:s/></text:span><text:span text:style-name="T153">classification model</text:span><text:span text:style-name="T154"><text:s/>that predicts<text:s/></text:span><text:span text:style-name="T155">student dropout risk</text:span><text:span text:style-name="T156"><text:s/>based on admission information and<text:s/></text:span><text:span text:style-name="T157">first semester academic indicators</text:span><text:span text:style-name="T158">.</text:span></text:p>
      <text:p text:style-name="P159">The predictive system will operate as follows:</text:p>
      <text:list text:style-name="LFO3" text:continue-numbering="true">
        <text:list-item>
          <text:p text:style-name="P160">Student-related features (academic, behavioral, and demographic indicators) will be preprocessed and standardized.</text:p>
        </text:list-item>
        <text:list-item>
          <text:p text:style-name="P161"><text:span text:style-name="T162">A trained classification algorithm will compute the probability of<text:s/></text:span><text:span text:style-name="T163">student dropout</text:span><text:span text:style-name="T164"><text:s/>for each student.</text:span></text:p>
        </text:list-item>
        <text:list-item>
          <text:p text:style-name="P165"><text:span text:style-name="T166">The model will output a<text:s/></text:span><text:span text:style-name="T167">probability score representing the likelihood of student dropout</text:span><text:span text:style-name="T168">.</text:span></text:p>
        </text:list-item>
        <text:list-item>
          <text:p text:style-name="P169"><text:span text:style-name="T170">Students will be categorized based on their predicted probability of<text:s/></text:span><text:span text:style-name="T171">dropping out</text:span><text:span text:style-name="T172">.</text:span></text:p>
        </text:list-item>
      </text:list>
      <text:p text:style-name="Normal"><text:span text:style-name="T173">The decision threshold may be adjusted to prioritize recall for the<text:s/></text:span><text:span text:style-name="T174">dropout class</text:span><text:span text:style-name="T175">, ensuring that the majority of at-risk students are identified while maintaining operational feasibility.</text:span></text:p>
      <text:p text:style-name="Normal"><text:span text:style-name="T176">The f</text:span><text:span text:style-name="T177">inal deliverable</text:span><text:span text:style-name="T178"><text:s/>will include:</text:span></text:p>
      <text:list text:style-name="LFO4" text:continue-numbering="true">
        <text:list-item>
          <text:p text:style-name="P179">A trained and validated classification model.</text:p>
        </text:list-item>
        <text:list-item>
          <text:p text:style-name="P180">A performance evaluation report using accuracy, precision, recall, and F1-score.</text:p>
        </text:list-item>
        <text:list-item>
          <text:p text:style-name="P181">Model interpretation through feature importance analysis.</text:p>
        </text:list-item>
        <text:list-item>
          <text:p text:style-name="P182">A discussion of practical implications and limitations for stakeholder use.</text:p>
        </text:list-item>
      </text:list>
      <text:p text:style-name="P183">The system is intended as a decision-support tool. Final intervention decisions will remain the responsibility of the academic advisor.</text:p>
      <text:list text:style-name="LFO1" text:continue-numbering="true">
        <text:list-item>
          <text:p text:style-name="P184"><text:bookmark-start text:name="_Toc222760525"/><text:bookmark-start text:name="_Toc223639950"/>Domain Understanding<text:bookmark-end text:name="_Toc222760525"/><text:bookmark-end text:name="_Toc223639950"/></text:p>
        </text:list-item>
      </text:list>
      <text:p text:style-name="NormalWeb">Academic success is influenced by multiple factors, including prior performance, study habits, attendance, socioeconomic background, and engagement in coursework. Research in educational analytics shows that early academic performance and engagement indicators often correlate strongly with long-term academic outcomes.</text:p>
      <text:soft-page-break/>
      <text:p text:style-name="NormalWeb">Dropout risk detection systems aim to identify patterns that indicate academic risk. However, such systems must be carefully designed to avoid bias and overgeneralization. Predictive analytics in education should function as a support mechanism rather than a deterministic labeling system.</text:p>
      <text:p text:style-name="NormalWeb">In this challenge, academic dropout occurs when students discontinue their academic program before completing their degree. The focus is on early detection after the<text:s/><text:span text:style-name="T185">first semester</text:span>, where intervention can still influence long-term academic outcomes.</text:p>
      <text:list text:style-name="LFO1" text:continue-numbering="true">
        <text:list-item>
          <text:p text:style-name="P186"><text:bookmark-start text:name="_Toc222760526"/><text:bookmark-start text:name="_Toc223639951"/>Analytic Approach<text:bookmark-end text:name="_Toc222760526"/><text:bookmark-end text:name="_Toc223639951"/></text:p>
        </text:list-item>
      </text:list>
      <text:p text:style-name="Normal"><text:span text:style-name="T187">This challenge will be approached as a<text:s/></text:span><text:span text:style-name="T188">classification problem</text:span><text:span text:style-name="T189"><text:s/>predicting student academic outcomes.</text:span></text:p>
      <text:p text:style-name="Normal"><text:span text:style-name="T190">The dataset contains three possible academic outcomes: Dropout, Enrolled, and Graduate. For the purpose of this challenge, the problem will be reformulated as a<text:s/></text:span><text:span text:style-name="T191">binary classification task</text:span><text:span text:style-name="T192">, where:</text:span></text:p>
      <text:list text:style-name="LFO4" text:continue-numbering="true">
        <text:list-item>
          <text:p text:style-name="P193">“1 = Dropout”</text:p>
        </text:list-item>
        <text:list-item>
          <text:p text:style-name="P194">“0 = Not Dropout (Enrolled and Graduated)”</text:p>
        </text:list-item>
      </text:list>
      <text:p text:style-name="Normal"><text:span text:style-name="T195">For the purpose of early risk detection, the primary focus will be identifying students belonging to the<text:s/></text:span><text:span text:style-name="T196">Dropout class</text:span><text:span text:style-name="T197">.</text:span></text:p>
      <text:p text:style-name="P198">Several classification models will be explored, including:</text:p>
      <text:list text:style-name="LFO5" text:continue-numbering="true">
        <text:list-item>
          <text:p text:style-name="P199">Logistic Regression (baseline model)</text:p>
        </text:list-item>
        <text:list-item>
          <text:p text:style-name="P200">Random Forest</text:p>
        </text:list-item>
        <text:list-item>
          <text:p text:style-name="P201">Gradient Boosting</text:p>
        </text:list-item>
      </text:list>
      <text:p text:style-name="P202">Model performance will be evaluated using:</text:p>
      <text:list text:style-name="LFO6" text:continue-numbering="true">
        <text:list-item>
          <text:p text:style-name="P203">Accuracy</text:p>
        </text:list-item>
        <text:list-item>
          <text:p text:style-name="P204">Precision</text:p>
        </text:list-item>
        <text:list-item>
          <text:p text:style-name="P205">Recall (priority metric for dropout detection)</text:p>
        </text:list-item>
        <text:list-item>
          <text:p text:style-name="P206">F1-score</text:p>
        </text:list-item>
      </text:list>
      <text:p text:style-name="P207">Model validation will be performed using a train-test split and cross-validation to ensure the model generalizes well to unseen data.</text:p>
      <text:p text:style-name="Normal"><text:span text:style-name="T208">Given the stakeholder context,<text:s/></text:span><text:span text:style-name="T209">recall for the dropout class will be prioritized</text:span><text:span text:style-name="T210"><text:s/>to minimize the number of undetected at-risk students.</text:span></text:p>
      <text:p text:style-name="P211">To improve transparency and interpretability, feature importance analysis will be conducted to identify which variables most strongly influence dropout predictions. This may provide valuable insights for academic advisors when designing intervention strategies.</text:p>
      <text:p text:style-name="P212">In addition to performance evaluation, the analysis will also examine the impact of demographic attributes on model behavior. Two model configurations will be developed during experimentation. The first model will use the full set of available features in order to establish baseline predictive performance. A second model will exclude potentially sensitive demographic and socioeconomic variables. Comparing these two configurations<text:s/><text:soft-page-break/>will allow the study to evaluate whether similar predictive performance can be achieved without relying on sensitive attributes.</text:p>
      <text:list text:style-name="LFO1" text:continue-numbering="true">
        <text:list-item>
          <text:p text:style-name="P213"><text:bookmark-start text:name="_Toc222760527"/><text:bookmark-start text:name="_Toc223639952"/>Data Requirements<text:bookmark-end text:name="_Toc222760527"/><text:bookmark-end text:name="_Toc223639952"/></text:p>
        </text:list-item>
      </text:list>
      <text:p text:style-name="P214">To develop this predictive model, the following types of data are required:</text:p>
      <text:list text:style-name="LFO1" text:continue-numbering="true">
        <text:list-item>
          <text:list>
            <text:list-item>
              <text:p text:style-name="P215"><text:bookmark-start text:name="_Toc222760528"/><text:bookmark-start text:name="_Toc223639953"/>Academic indicators<text:bookmark-end text:name="_Toc222760528"/><text:bookmark-end text:name="_Toc223639953"/></text:p>
            </text:list-item>
          </text:list>
        </text:list-item>
      </text:list>
      <text:list text:style-name="LFO7" text:continue-numbering="true">
        <text:list-item>
          <text:p text:style-name="P216">First semester course grades</text:p>
        </text:list-item>
        <text:list-item>
          <text:p text:style-name="P217">Number of completed credits</text:p>
        </text:list-item>
        <text:list-item>
          <text:p text:style-name="P218">Enrollment status in courses</text:p>
        </text:list-item>
        <text:list-item>
          <text:p text:style-name="P219"><text:span text:style-name="T220">Academic performance indicators from<text:s/></text:span><text:span text:style-name="T221">semester 1</text:span></text:p>
        </text:list-item>
      </text:list>
      <text:list text:style-name="LFO1" text:continue-numbering="true">
        <text:list-item>
          <text:list>
            <text:list-item>
              <text:p text:style-name="P222"><text:bookmark-start text:name="_Toc222760529"/><text:bookmark-start text:name="_Toc223639954"/>Behavioral indicators<text:bookmark-end text:name="_Toc222760529"/><text:bookmark-end text:name="_Toc223639954"/></text:p>
            </text:list-item>
          </text:list>
        </text:list-item>
      </text:list>
      <text:list text:style-name="LFO8" text:continue-numbering="true">
        <text:list-item>
          <text:p text:style-name="P223">Attendance records (if available)</text:p>
        </text:list-item>
        <text:list-item>
          <text:p text:style-name="P224">Engagement measures (if available)</text:p>
        </text:list-item>
        <text:list-item>
          <text:p text:style-name="P225">Academic workload indicators</text:p>
        </text:list-item>
      </text:list>
      <text:list text:style-name="LFO1" text:continue-numbering="true">
        <text:list-item>
          <text:list>
            <text:list-item>
              <text:p text:style-name="P226"><text:bookmark-start text:name="_Toc222760530"/><text:bookmark-start text:name="_Toc223639955"/>Demographic indicators<text:bookmark-end text:name="_Toc222760530"/><text:bookmark-end text:name="_Toc223639955"/></text:p>
            </text:list-item>
          </text:list>
        </text:list-item>
      </text:list>
      <text:list text:style-name="LFO9" text:continue-numbering="true">
        <text:list-item>
          <text:p text:style-name="P227">Age</text:p>
        </text:list-item>
        <text:list-item>
          <text:p text:style-name="P228">Gender</text:p>
        </text:list-item>
        <text:list-item>
          <text:p text:style-name="P229">Parental education</text:p>
        </text:list-item>
        <text:list-item>
          <text:p text:style-name="P230">Socioeconomic background</text:p>
        </text:list-item>
      </text:list>
      <text:p text:style-name="Normal"><text:span text:style-name="T231">The dataset must contain a clearly defined final academic outcome variable indicating whether a student dropped out or continued their studies (enrolled or graduated), allowing the construction of the classification target variable.</text:span></text:p>
      <text:list text:style-name="LFO1" text:continue-numbering="true">
        <text:list-item>
          <text:list>
            <text:list-item>
              <text:p text:style-name="P232"><text:bookmark-start text:name="_Toc222760531"/><text:bookmark-start text:name="_Toc223639956"/>Data quality requirements<text:bookmark-end text:name="_Toc222760531"/><text:bookmark-end text:name="_Toc223639956"/></text:p>
            </text:list-item>
          </text:list>
        </text:list-item>
      </text:list>
      <text:list text:style-name="LFO10" text:continue-numbering="true">
        <text:list-item>
          <text:p text:style-name="P233">Minimal missing values</text:p>
        </text:list-item>
        <text:list-item>
          <text:p text:style-name="P234">Structured tabular format</text:p>
        </text:list-item>
        <text:list-item>
          <text:p text:style-name="P235">Sufficient sample size for training and validation</text:p>
        </text:list-item>
      </text:list>
      <text:p text:style-name="P236">Ethical considerations will include reflection on fairness and responsible use of demographic attributes.</text:p>
      <text:p text:style-name="Normal"><text:span text:style-name="T237">The dataset used in this challenge is the<text:s/></text:span><text:span text:style-name="T238">"Predict Students' Dropout and Academic Success" dataset</text:span><text:span text:style-name="T239">, which contains admission information, demographic attributes, and academic performance indicators for university students.</text:span></text:p>
      <text:list text:style-name="LFO1" text:continue-numbering="true">
        <text:list-item>
          <text:p text:style-name="P240"><text:bookmark-start text:name="_Toc223639957"/><text:soft-page-break/>Risks and Limitations<text:bookmark-end text:name="_Toc223639957"/></text:p>
        </text:list-item>
      </text:list>
      <text:list text:style-name="LFO1" text:continue-numbering="true">
        <text:list-item>
          <text:list>
            <text:list-item>
              <text:p text:style-name="P241"><text:bookmark-start text:name="_Toc223639958"/>Data Leakage<text:bookmark-end text:name="_Toc223639958"/></text:p>
            </text:list-item>
          </text:list>
        </text:list-item>
      </text:list>
      <text:p text:style-name="P242">The dataset contains information from multiple academic periods, including second semester indicators and final outcomes. Including these features during training could cause data leakage.</text:p>
      <text:p text:style-name="P243"><text:span text:style-name="T244">To mitigate this issue, features related to<text:s/></text:span><text:span text:style-name="T245">second semester performance and final outcomes will be excluded</text:span><text:span text:style-name="T246">, ensuring that only information realistically available after the first semester is used.</text:span></text:p>
      <text:list text:style-name="LFO1" text:continue-numbering="true">
        <text:list-item>
          <text:list>
            <text:list-item>
              <text:p text:style-name="P247"><text:bookmark-start text:name="_Toc223639959"/>Class Imbalance<text:bookmark-end text:name="_Toc223639959"/></text:p>
            </text:list-item>
          </text:list>
        </text:list-item>
      </text:list>
      <text:p text:style-name="P248">The dataset contains an unequal distribution of students across outcome classes, with graduates typically outnumbering dropouts.</text:p>
      <text:p text:style-name="P249"><text:span text:style-name="T250">This may cause misleading model accuracy. Class distribution will therefore be examined early, and techniques such as<text:s/></text:span><text:span text:style-name="T251">class weighting or resampling</text:span><text:span text:style-name="T252"><text:s/>may be considered.</text:span></text:p>
      <text:list text:style-name="LFO1" text:continue-numbering="true">
        <text:list-item>
          <text:list>
            <text:list-item>
              <text:p text:style-name="P253"><text:bookmark-start text:name="_Toc223639960"/>Ethical and Fairness Considerations<text:bookmark-end text:name="_Toc223639960"/></text:p>
            </text:list-item>
          </text:list>
        </text:list-item>
      </text:list>
      <text:p text:style-name="P254"><text:bookmark-start text:name="_Toc223639961"/><text:span text:style-name="T255">The dataset includes demographic attributes such as gender, nationality, and parental occupation. These variables may introduce<text:s/></text:span><text:span text:style-name="T256">socioeconomic</text:span><text:span text:style-name="T257"><text:s/>or<text:s/></text:span><text:span text:style-name="T258">cultural bias</text:span><text:span text:style-name="T259"><text:s/>into the predictive model, as they reflect personal or background characteristics rather than academic performance.</text:span></text:p>
      <text:p text:style-name="P260">The use of such attributes in automated prediction systems may raise ethical concerns related to fairness and responsible data usage. Predictive models trained on demographic or socioeconomic variables may unintentionally reinforce existing social inequalities or produce biased predictions.</text:p>
      <text:p text:style-name="P261">To address these concerns, two model configurations will be evaluated during the analysis. The first model will use the complete set of available features to establish baseline predictive performance. A second model will exclude potentially sensitive demographic and socioeconomic attributes.</text:p>
      <text:p text:style-name="P262">Comparing these two configurations will allow the study to assess whether similar predictive performance can be achieved using primarily academic indicators. This approach supports responsible and transparent model development while allowing the potential impact of sensitive attributes to be examined.</text:p>
      <text:list text:style-name="LFO1" text:continue-numbering="true">
        <text:list-item>
          <text:list>
            <text:list-item>
              <text:p text:style-name="P263">Generalizability<text:bookmark-end text:name="_Toc223639961"/></text:p>
            </text:list-item>
          </text:list>
        </text:list-item>
      </text:list>
      <text:p text:style-name="Normal"><text:span text:style-name="T264">The dataset originates from a<text:s/></text:span><text:span text:style-name="T265">Portuguese university</text:span><text:span text:style-name="T266">, meaning the model may capture institution-specific patterns that do not generalize to other universities or educational systems.</text:span></text:p>
      <text:p text:style-name="P267"/>
      <text:p text:style-name="P268"/>
      <text:p text:style-name="P269"/>
      <text:p text:style-name="P270"/>
      <text:p text:style-name="P271"/>
      <text:p text:style-name="P272"/>
      <text:p text:style-name="P273"/>
      <text:p text:style-name="P274"/>
      <text:p text:style-name="P275"/>
      <text:p text:style-name="P276"/>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default-outline-level="1">
      <style:paragraph-properties fo:margin-top="0.1666in" fo:margin-bottom="0in" fo:line-height="103%"/>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Early Academic Risk Prediction Model for Identifying Students at Risk of Failing</dc:subject>
    <meta:initial-creator>Malamski,Dimitar D.S.</meta:initial-creator>
    <dc:creator>Malamski,Dimitar D.S.</dc:creator>
    <meta:creation-date>2026-02-23T15:27:00Z</meta:creation-date>
    <dc:date>2026-03-11T16:07:00Z</dc:date>
    <meta:template xlink:href="Normal.dotm" xlink:type="simple"/>
    <meta:editing-cycles>92</meta:editing-cycles>
    <meta:editing-duration>PT8700S</meta:editing-duration>
    <meta:document-statistic meta:page-count="8" meta:paragraph-count="23" meta:word-count="1778" meta:character-count="11894" meta:row-count="84" meta:non-whitespace-character-count="10139"/>
  </office:meta>
</office:document-meta>
</file>